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Nachfolgend ein erweitertes <text:span text:style-name="Strong_20_Emphasis">Gesamtkonzept</text:span> für die DreamMall, in das die <text:span text:style-name="Strong_20_Emphasis">NOSTR-Chat-Integration</text:span> nahtlos einfließt. Hierbei werden die vier Kernprodukte – <text:span text:style-name="Strong_20_Emphasis">Projekt Navigator</text:span>, <text:span text:style-name="Strong_20_Emphasis">SynergyAI Navigator</text:span>, <text:span text:style-name="Strong_20_Emphasis">KI-Meeting-Konvertierung</text:span> sowie <text:span text:style-name="Strong_20_Emphasis">SynergyAI-Training &amp; Service</text:span> – um eine zusätzliche, <text:span text:style-name="Strong_20_Emphasis">dezentrale Chat-Lösung</text:span> erweitert, die auf <text:span text:style-name="Strong_20_Emphasis">NOSTR</text:span> basiert.</text:p>
      <text:p text:style-name="Horizontal_20_Line"/>
      <text:h text:style-name="Heading_20_2" text:outline-level="2">1. Gesamtüberblick: DreamMall mit NOSTR-Chats</text:h>
      <text:p text:style-name="Text_20_body">DreamMall soll eine <text:span text:style-name="Strong_20_Emphasis">offene, bewertungsfreie Plattform</text:span> werden, auf der Menschen, Unternehmen und Kreative zusammenkommen, um Projekte zu organisieren, sich auszutauschen und gemeinsam Innovationen voranzutreiben. Dank <text:span text:style-name="Strong_20_Emphasis">NOSTR-Integration</text:span> können die Nutzer dabei von einer <text:span text:style-name="Strong_20_Emphasis">zensurresistenten, sicheren, dezentralen Kommunikation</text:span> profitieren, die komplett in die bestehenden Produkte eingebunden wird.</text:p>
      <text:p text:style-name="Text_20_body"><text:span text:style-name="Strong_20_Emphasis">Warum NOSTR?</text:span></text:p>
      <text:list xml:id="list4270201426" text:style-name="L1">
        <text:list-item>
          <text:p text:style-name="P2"><text:span text:style-name="Strong_20_Emphasis">Dezentrale &amp; zensurresistente Kommunikation</text:span>: Keine zentrale Instanz, kein Single Point of Failure. </text:p>
        </text:list-item>
        <text:list-item>
          <text:p text:style-name="P1"><text:span text:style-name="Strong_20_Emphasis">Sicher durch Ende-zu -Ende-Verschlüsselung</text:span>: Ideal für sensible Projekt- und Unternehmensdaten. </text:p>
        </text:list-item>
      </text:list>
      <text:h text:style-name="Heading_20_2" text:outline-level="2">3. Integration von NOSTR in die DreamMall-Architektur</text:h>
      <text:list xml:id="list3996840781" text:style-name="L6">
        <text:list-item>
          <text:p text:style-name="P11"><text:span text:style-name="Strong_20_Emphasis">NOSTR-Relay-Schicht</text:span></text:p>
          <text:list>
            <text:list-item>
              <text:p text:style-name="P12"><text:span text:style-name="Strong_20_Emphasis">Standards</text:span>: Kompatibel mit NIP(s) (Nostr Implementation Possibilities), z. B. NIP-01 (Grundprotokoll) </text:p>
            </text:list-item>
            <text:list-item>
              <text:p text:style-name="P12"><text:span text:style-name="Strong_20_Emphasis">Hosting</text:span>: DreamMall kann einen <text:span text:style-name="Strong_20_Emphasis">öffentlichen Relay</text:span> als „zentralen Knoten“ betreiben, während jedes Unternehmen/Team optional <text:span text:style-name="Strong_20_Emphasis">eigene Relays</text:span> hostet. </text:p>
            </text:list-item>
          </text:list>
        </text:list-item>
        <text:list-item>
          <text:p text:style-name="P11"><text:span text:style-name="Strong_20_Emphasis">Datenschutz &amp; DSGVO</text:span></text:p>
          <text:list>
            <text:list-item>
              <text:p text:style-name="P12">Durch das Self-Hosting-Relays wird sichergestellt, dass sensible Daten nicht auf fremden Servern liegen. </text:p>
            </text:list-item>
            <text:list-item>
              <text:p text:style-name="P12"><text:span text:style-name="Strong_20_Emphasis">Verschlüsselung</text:span>: Privat-Chats können Ende-zu-Ende-verschlüsselt ablaufen, Publikums-Gruppen „lesbar“ für alle Zugangsberechtigten. </text:p>
            </text:list-item>
          </text:list>
        </text:list-item>
        <text:list-item>
          <text:p text:style-name="P11"><text:span text:style-name="Strong_20_Emphasis">UI/UX-Ebene</text:span></text:p>
          <text:list>
            <text:list-item>
              <text:p text:style-name="P12"><text:span text:style-name="Strong_20_Emphasis">Nahtlose Chat-Integration</text:span> im DreamMall-Dashboard (z. B. in einem Chat-Panel im Projekt Navigator oder als Overlay). </text:p>
            </text:list-item>
            <text:list-item>
              <text:p text:style-name="P12"><text:span text:style-name="Strong_20_Emphasis">Einfache NOSTR-Key-Verwaltung</text:span>: User erhalten – ähnlich wie bei Krypto-Wallets – einen Public &amp; Private Key, am besten in einer benutzerfreundlichen Hülle (Backup der Private Keys). </text:p>
            </text:list-item>
          </text:list>
        </text:list-item>
        <text:list-item>
          <text:p text:style-name="P11"><text:span text:style-name="Strong_20_Emphasis">Synchronisierung &amp; Benachrichtigungen</text:span></text:p>
          <text:list>
            <text:list-item>
              <text:p text:style-name="P12">Bei Nachrichten, @Mentions oder neuen Konversationen kann DreamMall in Echtzeit pushen. </text:p>
            </text:list-item>
            <text:list-item>
              <text:p text:style-name="P11">Für Offline-User: Kurze E-Mail-Benachrichtigung oder In-App-Notification, sobald sie sich anmelden. </text:p>
            </text:list-item>
          </text:list>
        </text:list-item>
      </text:list>
      <text:p text:style-name="Horizontal_20_Line"/>
      <text:h text:style-name="Heading_20_2" text:outline-level="2"><text:soft-page-break/>4. Organisatorische &amp; wirtschaftliche Vorteile der NOSTR-Integration</text:h>
      <text:list xml:id="list1053262885" text:style-name="L7">
        <text:list-item>
          <text:p text:style-name="P13"><text:span text:style-name="Strong_20_Emphasis">Stärkung der Alleinstellungsmerkmale (USP)</text:span></text:p>
          <text:list>
            <text:list-item>
              <text:p text:style-name="P14">DreamMall setzt bewusst auf <text:span text:style-name="Strong_20_Emphasis">Dezentralität</text:span> und maximale Datensouveränität. </text:p>
            </text:list-item>
            <text:list-item>
              <text:p text:style-name="P14">In Zeiten verstärkter Datenschutzanforderungen ist dies ein starkes Argument für Firmen- und Privatkunden. </text:p>
            </text:list-item>
          </text:list>
        </text:list-item>
        <text:list-item>
          <text:p text:style-name="P13"><text:span text:style-name="Strong_20_Emphasis">Monetarisierungspotenzial</text:span></text:p>
          <text:list>
            <text:list-item>
              <text:p text:style-name="P14"><text:span text:style-name="Strong_20_Emphasis">Premium-Funktionen</text:span>: z. B. Hosting von dedizierten NOSTR-Relays für Unternehmen gegen Gebühr. </text:p>
            </text:list-item>
            <text:list-item>
              <text:p text:style-name="P14"><text:span text:style-name="Strong_20_Emphasis">Support &amp; Wartung</text:span>: Professionelle Services zur Einrichtung und Pflege von Relays. </text:p>
            </text:list-item>
            <text:list-item>
              <text:p text:style-name="P14"><text:span text:style-name="Strong_20_Emphasis">Erweiterte SynergyAI-Analyse</text:span> (kostenpflichtig), die Chatdaten auf Unternehmens-Relays auswertet, <text:span text:style-name="Strong_20_Emphasis">ohne</text:span> die Daten zu DreamMall-Servern zu schicken. </text:p>
            </text:list-item>
          </text:list>
        </text:list-item>
        <text:list-item>
          <text:p text:style-name="P13"><text:span text:style-name="Strong_20_Emphasis">Flexibilität &amp; Zukunftssicherheit</text:span></text:p>
          <text:list>
            <text:list-item>
              <text:p text:style-name="P14">NOSTR ist ein offenes Protokoll; DreamMall wird nicht von proprietären Chat-APIs abhängig. </text:p>
            </text:list-item>
            <text:list-item>
              <text:p text:style-name="P14">Unternehmen können selbst entscheiden, ob sie public oder private Relays nutzen wollen. </text:p>
            </text:list-item>
          </text:list>
        </text:list-item>
        <text:list-item>
          <text:p text:style-name="P13"><text:span text:style-name="Strong_20_Emphasis">Marketing &amp; Community-Building</text:span></text:p>
          <text:list>
            <text:list-item>
              <text:p text:style-name="P14">Die Innovation „NOSTR-Chat als fester Bestandteil“ hebt DreamMall von klassischen, zentralisierten Plattformen ab. </text:p>
            </text:list-item>
            <text:list-item>
              <text:p text:style-name="P13"><text:span text:style-name="Strong_20_Emphasis">Technisch versierte Anwender</text:span> (Open-Source-Szene, Krypto-Community) werden als neue Zielgruppe angesprochen. </text:p>
            </text:list-item>
          </text:list>
        </text:list-item>
      </text:list>
      <text:p text:style-name="Horizontal_20_Line"/>
      <text:h text:style-name="Heading_20_2" text:outline-level="2">5. Ausblick und Roadmap</text:h>
      <text:p text:style-name="Text_20_body"><text:span text:style-name="Strong_20_Emphasis">Kurzfristige Schritte (0–6 Monate)</text:span></text:p>
      <text:list xml:id="list1737725323" text:style-name="L8">
        <text:list-item>
          <text:p text:style-name="P16"><text:span text:style-name="Strong_20_Emphasis">Pilot-Relay</text:span> aufsetzen: DreamMall betreibt einen Test-Relay für interne Teams, um Performance und Usability zu evaluieren. </text:p>
        </text:list-item>
        <text:list-item>
          <text:p text:style-name="P16"><text:span text:style-name="Strong_20_Emphasis">Prototypische NOSTR-Chat-Integration</text:span> ins Dashboard (z. B. Vue.js-Frontend + Relay-Anbindung). </text:p>
        </text:list-item>
        <text:list-item>
          <text:p text:style-name="P15"><text:span text:style-name="Strong_20_Emphasis">Basis-Funktionen</text:span> (Gruppenchat, 1-zu-1-Chat, verschlüsselte Private Messages) bereitstellen. </text:p>
        </text:list-item>
      </text:list>
      <text:p text:style-name="Text_20_body"><text:span text:style-name="Strong_20_Emphasis">Mittelfristige Schritte (6–12 Monate)</text:span></text:p>
      <text:list xml:id="list852167215" text:style-name="L9">
        <text:list-item>
          <text:p text:style-name="P18"><text:span text:style-name="Strong_20_Emphasis">Erweiterte Features</text:span>: Chat-Suche, Chat-Archivierung, Identity Management mit NOSTR. </text:p>
        </text:list-item>
        <text:list-item>
          <text:p text:style-name="P18"><text:span text:style-name="Strong_20_Emphasis">Zusammenspiel mit SynergyAI</text:span>: KI-gestützte Vorschläge auf Basis von Chat-Inhalten, Projektzuweisungen etc. </text:p>
        </text:list-item>
        <text:list-item>
          <text:p text:style-name="P17"><text:span text:style-name="Strong_20_Emphasis">Kooperation mit Firmen</text:span>: Pilotprogramme, bei denen Firmen ihr eigenes Relay betreiben und den Projekt Navigator + Chat intensiv nutzen. </text:p>
        </text:list-item>
      </text:list>
      <text:p text:style-name="Text_20_body"><text:span text:style-name="Strong_20_Emphasis">Langfristige Schritte (1–3 Jahre)</text:span></text:p>
      <text:list xml:id="list3205247782" text:style-name="L10">
        <text:list-item>
          <text:p text:style-name="P20"><text:soft-page-break/><text:span text:style-name="Strong_20_Emphasis">Ausbau der Dezentralität</text:span>: Mehr Relays im Netzwerk, offener Standard für DreamMall-Plug-ins. </text:p>
        </text:list-item>
        <text:list-item>
          <text:p text:style-name="P20"><text:span text:style-name="Strong_20_Emphasis">Komplett dezentrales Ökosystem</text:span>: Sogar Videostreaming/Dateien optional dezentral via IPFS/WebTorrent. </text:p>
        </text:list-item>
        <text:list-item>
          <text:p text:style-name="P19"><text:span text:style-name="Strong_20_Emphasis">Internationalisierung</text:span>: Relays in verschiedenen Regionen, support für diverse Sprachen, SynergyAI expansionsfähig. </text:p>
        </text:list-item>
      </text:list>
      <text:p text:style-name="Horizontal_20_Line"/>
      <text:h text:style-name="Heading_20_2" text:outline-level="2">6. Zusammenfassung</text:h>
      <text:p text:style-name="Text_20_body">Die <text:span text:style-name="Strong_20_Emphasis">Integration von NOSTR</text:span> verleiht den vier Kernprodukten der DreamMall eine zusätzliche Dimension: <text:span text:style-name="Strong_20_Emphasis">dezentrale, manipulationssichere und flexible Chat- und Kommunikationsstrukturen</text:span>. So können die Nutzer einerseits alle Vorzüge eines zentralen Projektmanagements (Projekt Navigator, Meeting-Konvertierung) genießen, während sie bei Bedarf <text:span text:style-name="Strong_20_Emphasis">volle Datenhoheit</text:span> behalten (eigene Relays).</text:p>
      <text:list xml:id="list3451041529" text:style-name="L11">
        <text:list-item>
          <text:p text:style-name="P22"><text:span text:style-name="Strong_20_Emphasis">Projekt Navigator</text:span> → nahtloser In-App-Chat auf NOSTR-Basis </text:p>
        </text:list-item>
        <text:list-item>
          <text:p text:style-name="P22"><text:span text:style-name="Strong_20_Emphasis">SynergyAI Navigator</text:span> → KI-gestütztes Matching &amp; Analyse der dezentralen Kommunikation </text:p>
        </text:list-item>
        <text:list-item>
          <text:p text:style-name="P22"><text:span text:style-name="Strong_20_Emphasis">KI-Meeting-Konvertierung</text:span> → gemeinsame Chat-/Video-Protokolle mit signierten NOSTR-Datensätzen </text:p>
        </text:list-item>
        <text:list-item>
          <text:p text:style-name="P21"><text:span text:style-name="Strong_20_Emphasis">SynergyAI-Training &amp; Service</text:span> → Externe können die KI nutzen, während sie vertrauliche Chatdaten selbst hosten </text:p>
        </text:list-item>
      </text:list>
      <text:p text:style-name="Text_20_body"><text:span text:style-name="Strong_20_Emphasis">Fazit</text:span>:</text:p>
      <text:list xml:id="list3642615560" text:style-name="L12">
        <text:list-item>
          <text:p text:style-name="P24">DreamMall hebt sich klar ab, weil es <text:span text:style-name="Strong_20_Emphasis">Open-Source-Technik</text:span> mit <text:span text:style-name="Strong_20_Emphasis">Dezentralität</text:span> und <text:span text:style-name="Strong_20_Emphasis">KI-Exzellenz</text:span> vereint. </text:p>
        </text:list-item>
        <text:list-item>
          <text:p text:style-name="P24">NOSTR-Chats decken Sicherheitsbedürfnisse ab und ermöglichen maximale Flexibilität. </text:p>
        </text:list-item>
        <text:list-item>
          <text:p text:style-name="P23">Firmen und Nutzer profitieren von einer <text:span text:style-name="Strong_20_Emphasis">ganzheitlichen Plattform</text:span>, die von der Ideenfindung (SynergyAI, Chat) über die Organisation (Projekt Navigator) bis zur Dokumentation (Meeting-Konvertierung) alles abdeckt – und dies datenschutzfreundlich und zukunftssicher. </text:p>
        </text:list-item>
      </text:list>
      <text:p text:style-name="Text_20_body">Die Kombination der vier Produkte <text:span text:style-name="Strong_20_Emphasis">plus</text:span> NOSTR-Kommunikation macht DreamMall zu einem <text:span text:style-name="Strong_20_Emphasis">revolutionären Hub für moderne Zusammenarbeit</text:span>.</text:p>
      <text:list xml:id="list85240454469744" text:continue-list="list4270201426" text:style-name="L1">
        <text:list-item>
          <text:p text:style-name="P2"><text:span text:style-name="Strong_20_Emphasis">Eigenes Relay-Hosting</text:span>: Unternehmen oder Projektgruppen behalten volle Kontrolle über ihre Daten und Chats. </text:p>
        </text:list-item>
        <text:list-item>
          <text:p text:style-name="P1"><text:span text:style-name="Strong_20_Emphasis">Plattformübergreifende Nutzung</text:span>: Nutzer können (optional) auch außerhalb von DreamMall in anderen NOSTR-Clients kommunizieren. </text:p>
        </text:list-item>
      </text:list>
      <text:p text:style-name="Horizontal_20_Line"/>
      <text:h text:style-name="Heading_20_2" text:outline-level="2"><text:soft-page-break/>2. Produkt-Säulen &amp; ihre Erweiterung durch NOSTR</text:h>
      <text:h text:style-name="Heading_20_3" text:outline-level="3">2.1 Projekt Navigator (Kernprodukt)</text:h>
      <text:p text:style-name="Quotations"><text:span text:style-name="Strong_20_Emphasis">Ziel</text:span>: Strukturierte Projektorganisation, Roadmapping, Team- und Aufgabenverwaltung in DreamMall.</text:p>
      <text:list xml:id="list1055138046" text:style-name="L2">
        <text:list-item>
          <text:p text:style-name="P4"><text:span text:style-name="Strong_20_Emphasis">Bestehende Funktionen</text:span>: </text:p>
          <text:list>
            <text:list-item>
              <text:p text:style-name="P4">Projektübersichten (z. B. Kanban, Gantt), Aufgabenmanagement, Rollenverteilung </text:p>
            </text:list-item>
            <text:list-item>
              <text:p text:style-name="P4">Chat &amp; Videokonferenzintegration für Teamabsprachen </text:p>
            </text:list-item>
          </text:list>
        </text:list-item>
        <text:list-item>
          <text:p text:style-name="P4"><text:span text:style-name="Strong_20_Emphasis">Erweiterung durch NOSTR</text:span>: </text:p>
          <text:list>
            <text:list-item>
              <text:p text:style-name="P4"><text:span text:style-name="Strong_20_Emphasis">Team-Channels in NOSTR</text:span>: Jedes Projekt kann automatisch einen eigenen NOSTR-Chat-Kanal erhalten (Relay kann selbst gehostet werden). </text:p>
            </text:list-item>
            <text:list-item>
              <text:p text:style-name="P4"><text:span text:style-name="Strong_20_Emphasis">Dezentrale Kommunikation</text:span>: Projekte, die Wert auf maximale Sicherheit legen, nutzen ihr eigenes Relay. </text:p>
            </text:list-item>
            <text:list-item>
              <text:p text:style-name="P3"><text:span text:style-name="Strong_20_Emphasis">Temporäre Projekt-Gruppen</text:span>: Spontane Teams können Chats gründen, ohne erst großen Overhead zu erzeugen. </text:p>
            </text:list-item>
          </text:list>
        </text:list-item>
      </text:list>
      <text:p text:style-name="Text_20_body"><text:span text:style-name="Strong_20_Emphasis">Vorteil</text:span>: Transparentes, widerstandsfähiges Chat-System, das sich in die Projekt-Navigation einfügt und gleichzeitig DSGVO-konform aufgesetzt werden kann.</text:p>
      <text:p text:style-name="Horizontal_20_Line"/>
      <text:h text:style-name="Heading_20_3" text:outline-level="3">2.2 SynergyAI Navigator</text:h>
      <text:p text:style-name="Quotations"><text:span text:style-name="Strong_20_Emphasis">Ziel</text:span>: KI-gestütztes Matching von Personen, Projekten und Ressourcen.</text:p>
      <text:list xml:id="list4111404284" text:style-name="L3">
        <text:list-item>
          <text:p text:style-name="P6"><text:span text:style-name="Strong_20_Emphasis">Bestehende Funktionen</text:span>: </text:p>
          <text:list>
            <text:list-item>
              <text:p text:style-name="P6">Automatisiertes Empfehlungssystem (z. B. komplementäre Skills, passende Projekte) </text:p>
            </text:list-item>
            <text:list-item>
              <text:p text:style-name="P6">Nutzung von Open-Source-KI-Modellen (Embeddings, Klassifizierungen) </text:p>
            </text:list-item>
          </text:list>
        </text:list-item>
        <text:list-item>
          <text:p text:style-name="P6"><text:span text:style-name="Strong_20_Emphasis">Erweiterung durch NOSTR</text:span>: </text:p>
          <text:list>
            <text:list-item>
              <text:p text:style-name="P6"><text:span text:style-name="Strong_20_Emphasis">Analyse von Gruppenstrukturen</text:span> (Opt-in, DSGVO-konform): SynergyAI kann – sofern freigegeben – erkennen, welche Themen in NOSTR-Chats diskutiert werden (z. B. Hashtags, Keywords) und dadurch <text:span text:style-name="Strong_20_Emphasis">synergetische Kontakte</text:span> vorschlagen. </text:p>
            </text:list-item>
            <text:list-item>
              <text:p text:style-name="P6"><text:span text:style-name="Strong_20_Emphasis">On-the-fly Kontaktvorschläge</text:span>: Wenn SynergyAI erkennt, dass ein Team bestimmte Kompetenzen braucht, kann sie automatisch Personen (inkl. deren NOSTR-Key) empfehlen. </text:p>
            </text:list-item>
            <text:list-item>
              <text:p text:style-name="P5"><text:span text:style-name="Strong_20_Emphasis">Relays als Matching-Kriterium</text:span>: Firmen, die ihr eigenes Relay betreiben, können sich<text:span text:style-name="Strong_20_Emphasis">intern</text:span> vernetzen und sich optional mit <text:span text:style-name="Strong_20_Emphasis">öffentlichen Relays</text:span> verbinden, um cross-community Synergien zu finden. </text:p>
            </text:list-item>
          </text:list>
        </text:list-item>
      </text:list>
      <text:p text:style-name="Text_20_body"><text:span text:style-name="Strong_20_Emphasis">Vorteil</text:span>: KI kann dezentrale Kommunikationsdaten (mit Einwilligung der Nutzer) nutzen, um <text:span text:style-name="Strong_20_Emphasis">besonders präzise Empfehlungen</text:span> zu generieren.</text:p>
      <text:p text:style-name="Horizontal_20_Line"/>
      <text:h text:style-name="Heading_20_3" text:outline-level="3">2.3 KI-Meeting-Konvertierung</text:h>
      <text:p text:style-name="Quotations"><text:span text:style-name="Strong_20_Emphasis">Ziel</text:span>: Vollautomatische Umwandlung von Meetings (Audio/Video) in strukturierte Protokolle.</text:p>
      <text:list xml:id="list1201633911" text:style-name="L4">
        <text:list-item>
          <text:p text:style-name="P8"><text:soft-page-break/><text:span text:style-name="Strong_20_Emphasis">Bestehende Funktionen</text:span>: </text:p>
          <text:list>
            <text:list-item>
              <text:p text:style-name="P8">Speech-to-Text (z. B. Whisper), Highlighting, Zusammenfassung, To-dos </text:p>
            </text:list-item>
            <text:list-item>
              <text:p text:style-name="P8">Integration in Projekt Navigator (Protokolle an Aufgaben koppeln) </text:p>
            </text:list-item>
          </text:list>
        </text:list-item>
        <text:list-item>
          <text:p text:style-name="P8"><text:span text:style-name="Strong_20_Emphasis">Erweiterung durch NOSTR</text:span>: </text:p>
          <text:list>
            <text:list-item>
              <text:p text:style-name="P8"><text:span text:style-name="Strong_20_Emphasis">In-Chat-Mitschnitte</text:span>: Sobald eine Videokonferenz im DreamMall-System läuft, kann ein begleitender NOSTR-Gruppenchat existieren – die KI kann direkt Chatverläufe zu Meetingthemen verlinken. </text:p>
            </text:list-item>
            <text:list-item>
              <text:p text:style-name="P8"><text:span text:style-name="Strong_20_Emphasis">Automatisierte Zusammenfassung</text:span> von Chat-Protokollen: KI kann NOSTR-Chatverlaufsdaten (Text) zusätzlich in das Meeting-Protokoll einbinden. </text:p>
            </text:list-item>
            <text:list-item>
              <text:p text:style-name="P7"><text:span text:style-name="Strong_20_Emphasis">Veröffentlichung als signierte Nachricht</text:span>: Am Ende kann ein Meeting-Protokoll als NOSTR-Note signiert werden, um fälschungssicher zu dokumentieren, wer das Protokoll erstellt/abgesegnet hat. </text:p>
            </text:list-item>
          </text:list>
        </text:list-item>
      </text:list>
      <text:p text:style-name="Text_20_body"><text:span text:style-name="Strong_20_Emphasis">Vorteil</text:span>: Eine ganzheitliche Protokollierung, die alle Kommunikationskanäle (Video + Chat) zusammenführt, und dank NOSTR-Signatur manipulationssicher bleibt.</text:p>
      <text:p text:style-name="Horizontal_20_Line"/>
      <text:h text:style-name="Heading_20_3" text:outline-level="3">2.4 SynergyAI-Training &amp; Service</text:h>
      <text:p text:style-name="Quotations"><text:span text:style-name="Strong_20_Emphasis">Ziel</text:span>: SynergyAI als (SaaS-)Service für Dritte, mit API-Zugriff &amp; Custom-Trainingsoptionen.</text:p>
      <text:list xml:id="list1906125425" text:style-name="L5">
        <text:list-item>
          <text:p text:style-name="P10"><text:span text:style-name="Strong_20_Emphasis">Bestehende Funktionen</text:span>: </text:p>
          <text:list>
            <text:list-item>
              <text:p text:style-name="P10">Bereitstellung einer API für Matching, NLP-Analyse und Data Pipelines </text:p>
            </text:list-item>
            <text:list-item>
              <text:p text:style-name="P10">Unterstützung von Firmen bei der individuellen KI-Modellentwicklung </text:p>
            </text:list-item>
          </text:list>
        </text:list-item>
        <text:list-item>
          <text:p text:style-name="P10"><text:span text:style-name="Strong_20_Emphasis">Erweiterung durch NOSTR</text:span>: </text:p>
          <text:list>
            <text:list-item>
              <text:p text:style-name="P10"><text:span text:style-name="Strong_20_Emphasis">Private Chat-Auswertung</text:span>: Kunden können eigene NOSTR-Relays aufsetzen und SynergyAI-Modelle trainieren lassen, ohne jemals Daten an externe Clouds zu senden. </text:p>
            </text:list-item>
            <text:list-item>
              <text:p text:style-name="P10"><text:span text:style-name="Strong_20_Emphasis">Identity &amp; Auth</text:span>: NOSTR-spezifische Key-Management-Mechanismen können als dezentrale „Login-Option“ in die SynergyAI-SaaS-Lösungen eingebaut werden. </text:p>
            </text:list-item>
            <text:list-item>
              <text:p text:style-name="P9"><text:span text:style-name="Strong_20_Emphasis">Weltweite Kollaboration</text:span>: Die SynergyAI kann – bei Freigabe – anonymisierte Chat-Daten von verschiedenen Relays aggregieren, um globale Lernmodelle zu trainieren (z. B. themenbezogene Sentimentanalysen, Trendforschung). </text:p>
            </text:list-item>
          </text:list>
        </text:list-item>
      </text:list>
      <text:p text:style-name="Text_20_body"><text:span text:style-name="Strong_20_Emphasis">Vorteil</text:span>: Firmen oder Communities, die die SynergyAI-Funktionen kaufen, bleiben weiter <text:span text:style-name="Strong_20_Emphasis">vollständig „Herr“ über ihre Daten</text:span>, indem sie ihre Relays und Zugriffsrechte selbst verwalten.</text:p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08:50:56.816091849</meta:creation-date>
    <dc:date>2025-02-25T08:52:38.910941516</dc:date>
    <meta:editing-duration>PT1M42S</meta:editing-duration>
    <meta:editing-cycles>1</meta:editing-cycles>
    <meta:document-statistic meta:table-count="0" meta:image-count="0" meta:object-count="0" meta:page-count="5" meta:paragraph-count="100" meta:word-count="1153" meta:character-count="9749" meta:non-whitespace-character-count="8697"/>
    <meta:generator>LibreOffice/7.3.7.2$Linux_X86_64 LibreOffice_project/30$Build-2</meta:generator>
  </office:meta>
</office:document-meta>
</file>